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row table:style-name="ro1">
          <table:table-cell table:number-columns-repeated="2"/>
          <table:table-cell table:style-name="Default"/>
          <table:table-cell office:value-type="string" calcext:value-type="string">
            <text:p>multiply</text:p>
          </table:table-cell>
          <table:table-cell table:style-name="Default" table:formula="of:=0.25" office:value-type="float" office:value="0.25" calcext:value-type="float">
            <text:p>0.25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offse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DC counts</text:p>
          </table:table-cell>
          <table:table-cell table:style-name="Default" office:value-type="string" calcext:value-type="string">
            <text:p>Pack voltage</text:p>
            <text:p>(actual)</text:p>
          </table:table-cell>
          <table:table-cell/>
          <table:table-cell table:style-name="Default" office:value-type="string" calcext:value-type="string">
            <text:p>Calculated</text:p>
            <text:p>Voltage</text:p>
          </table:table-cell>
          <table:table-cell table:style-name="Default" office:value-type="string" calcext:value-type="string">
            <text:p>Error (volts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]*52*5/1024" office:value-type="float" office:value="0" calcext:value-type="float">
            <text:p>0.0</text:p>
          </table:table-cell>
          <table:table-cell/>
          <table:table-cell table:formula="of:=[.B5]*[.$E$1]+[.$E$2]" office:value-type="float" office:value="3" calcext:value-type="float">
            <text:p>3.0</text:p>
          </table:table-cell>
          <table:table-cell table:formula="of:=[.C5]-[.E5]" office:value-type="float" office:value="-3" calcext:value-type="float">
            <text:p>-3.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6]*52*5/1024" office:value-type="float" office:value="12.6953125" calcext:value-type="float">
            <text:p>12.7</text:p>
          </table:table-cell>
          <table:table-cell/>
          <table:table-cell table:formula="of:=[.B6]*[.$E$1]+[.$E$2]" office:value-type="float" office:value="15.5" calcext:value-type="float">
            <text:p>15.5</text:p>
          </table:table-cell>
          <table:table-cell table:formula="of:=[.C6]-[.E6]" office:value-type="float" office:value="-2.8046875" calcext:value-type="float">
            <text:p>-2.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7]*52*5/1024" office:value-type="float" office:value="25.390625" calcext:value-type="float">
            <text:p>25.4</text:p>
          </table:table-cell>
          <table:table-cell/>
          <table:table-cell table:formula="of:=[.B7]*[.$E$1]+[.$E$2]" office:value-type="float" office:value="28" calcext:value-type="float">
            <text:p>28.0</text:p>
          </table:table-cell>
          <table:table-cell table:formula="of:=[.C7]-[.E7]" office:value-type="float" office:value="-2.609375" calcext:value-type="float">
            <text:p>-2.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8]*52*5/1024" office:value-type="float" office:value="38.0859375" calcext:value-type="float">
            <text:p>38.1</text:p>
          </table:table-cell>
          <table:table-cell/>
          <table:table-cell table:formula="of:=[.B8]*[.$E$1]+[.$E$2]" office:value-type="float" office:value="40.5" calcext:value-type="float">
            <text:p>40.5</text:p>
          </table:table-cell>
          <table:table-cell table:formula="of:=[.C8]-[.E8]" office:value-type="float" office:value="-2.4140625" calcext:value-type="float">
            <text:p>-2.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9]*52*5/1024" office:value-type="float" office:value="50.78125" calcext:value-type="float">
            <text:p>50.8</text:p>
          </table:table-cell>
          <table:table-cell/>
          <table:table-cell table:formula="of:=[.B9]*[.$E$1]+[.$E$2]" office:value-type="float" office:value="53" calcext:value-type="float">
            <text:p>53.0</text:p>
          </table:table-cell>
          <table:table-cell table:formula="of:=[.C9]-[.E9]" office:value-type="float" office:value="-2.21875" calcext:value-type="float">
            <text:p>-2.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B10]*52*5/1024" office:value-type="float" office:value="63.4765625" calcext:value-type="float">
            <text:p>63.5</text:p>
          </table:table-cell>
          <table:table-cell/>
          <table:table-cell table:formula="of:=[.B10]*[.$E$1]+[.$E$2]" office:value-type="float" office:value="65.5" calcext:value-type="float">
            <text:p>65.5</text:p>
          </table:table-cell>
          <table:table-cell table:formula="of:=[.C10]-[.E10]" office:value-type="float" office:value="-2.0234375" calcext:value-type="float">
            <text:p>-2.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11]*52*5/1024" office:value-type="float" office:value="76.171875" calcext:value-type="float">
            <text:p>76.2</text:p>
          </table:table-cell>
          <table:table-cell/>
          <table:table-cell table:formula="of:=[.B11]*[.$E$1]+[.$E$2]" office:value-type="float" office:value="78" calcext:value-type="float">
            <text:p>78.0</text:p>
          </table:table-cell>
          <table:table-cell table:formula="of:=[.C11]-[.E11]" office:value-type="float" office:value="-1.828125" calcext:value-type="float">
            <text:p>-1.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12]*52*5/1024" office:value-type="float" office:value="88.8671875" calcext:value-type="float">
            <text:p>88.9</text:p>
          </table:table-cell>
          <table:table-cell/>
          <table:table-cell table:formula="of:=[.B12]*[.$E$1]+[.$E$2]" office:value-type="float" office:value="90.5" calcext:value-type="float">
            <text:p>90.5</text:p>
          </table:table-cell>
          <table:table-cell table:formula="of:=[.C12]-[.E12]" office:value-type="float" office:value="-1.6328125" calcext:value-type="float">
            <text:p>-1.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3]*52*5/1024" office:value-type="float" office:value="101.5625" calcext:value-type="float">
            <text:p>101.6</text:p>
          </table:table-cell>
          <table:table-cell/>
          <table:table-cell table:formula="of:=[.B13]*[.$E$1]+[.$E$2]" office:value-type="float" office:value="103" calcext:value-type="float">
            <text:p>103.0</text:p>
          </table:table-cell>
          <table:table-cell table:formula="of:=[.C13]-[.E13]" office:value-type="float" office:value="-1.4375" calcext:value-type="float">
            <text:p>-1.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B14]*52*5/1024" office:value-type="float" office:value="114.2578125" calcext:value-type="float">
            <text:p>114.3</text:p>
          </table:table-cell>
          <table:table-cell/>
          <table:table-cell table:formula="of:=[.B14]*[.$E$1]+[.$E$2]" office:value-type="float" office:value="115.5" calcext:value-type="float">
            <text:p>115.5</text:p>
          </table:table-cell>
          <table:table-cell table:formula="of:=[.C14]-[.E14]" office:value-type="float" office:value="-1.2421875" calcext:value-type="float">
            <text:p>-1.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B15]*52*5/1024" office:value-type="float" office:value="126.953125" calcext:value-type="float">
            <text:p>127.0</text:p>
          </table:table-cell>
          <table:table-cell/>
          <table:table-cell table:formula="of:=[.B15]*[.$E$1]+[.$E$2]" office:value-type="float" office:value="128" calcext:value-type="float">
            <text:p>128.0</text:p>
          </table:table-cell>
          <table:table-cell table:style-name="ce2" table:formula="of:=[.C15]-[.E15]" office:value-type="float" office:value="-1.046875" calcext:value-type="float">
            <text:p>-1.0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[.B16]*52*5/1024" office:value-type="float" office:value="139.6484375" calcext:value-type="float">
            <text:p>139.6</text:p>
          </table:table-cell>
          <table:table-cell/>
          <table:table-cell table:formula="of:=[.B16]*[.$E$1]+[.$E$2]" office:value-type="float" office:value="140.5" calcext:value-type="float">
            <text:p>140.5</text:p>
          </table:table-cell>
          <table:table-cell table:style-name="ce2" table:formula="of:=[.C16]-[.E16]" office:value-type="float" office:value="-0.8515625" calcext:value-type="float">
            <text:p>-0.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B17]*52*5/1024" office:value-type="float" office:value="152.34375" calcext:value-type="float">
            <text:p>152.3</text:p>
          </table:table-cell>
          <table:table-cell/>
          <table:table-cell table:formula="of:=[.B17]*[.$E$1]+[.$E$2]" office:value-type="float" office:value="153" calcext:value-type="float">
            <text:p>153.0</text:p>
          </table:table-cell>
          <table:table-cell table:style-name="ce2" table:formula="of:=[.C17]-[.E17]" office:value-type="float" office:value="-0.65625" calcext:value-type="float">
            <text:p>-0.7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[.B18]*52*5/1024" office:value-type="float" office:value="165.0390625" calcext:value-type="float">
            <text:p>165.0</text:p>
          </table:table-cell>
          <table:table-cell/>
          <table:table-cell table:formula="of:=[.B18]*[.$E$1]+[.$E$2]" office:value-type="float" office:value="165.5" calcext:value-type="float">
            <text:p>165.5</text:p>
          </table:table-cell>
          <table:table-cell table:style-name="ce2" table:formula="of:=[.C18]-[.E18]" office:value-type="float" office:value="-0.4609375" calcext:value-type="float">
            <text:p>-0.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[.B19]*52*5/1024" office:value-type="float" office:value="177.734375" calcext:value-type="float">
            <text:p>177.7</text:p>
          </table:table-cell>
          <table:table-cell/>
          <table:table-cell table:formula="of:=[.B19]*[.$E$1]+[.$E$2]" office:value-type="float" office:value="178" calcext:value-type="float">
            <text:p>178.0</text:p>
          </table:table-cell>
          <table:table-cell table:style-name="ce2" table:formula="of:=[.C19]-[.E19]" office:value-type="float" office:value="-0.265625" calcext:value-type="float">
            <text:p>-0.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[.B20]*52*5/1024" office:value-type="float" office:value="190.4296875" calcext:value-type="float">
            <text:p>190.4</text:p>
          </table:table-cell>
          <table:table-cell/>
          <table:table-cell table:formula="of:=[.B20]*[.$E$1]+[.$E$2]" office:value-type="float" office:value="190.5" calcext:value-type="float">
            <text:p>190.5</text:p>
          </table:table-cell>
          <table:table-cell table:style-name="ce2" table:formula="of:=[.C20]-[.E20]" office:value-type="float" office:value="-0.0703125" calcext:value-type="float">
            <text:p>-0.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[.B21]*52*5/1024" office:value-type="float" office:value="203.125" calcext:value-type="float">
            <text:p>203.1</text:p>
          </table:table-cell>
          <table:table-cell/>
          <table:table-cell table:formula="of:=[.B21]*[.$E$1]+[.$E$2]" office:value-type="float" office:value="203" calcext:value-type="float">
            <text:p>203.0</text:p>
          </table:table-cell>
          <table:table-cell table:style-name="ce2" table:formula="of:=[.C21]-[.E21]" office:value-type="float" office:value="0.125" calcext:value-type="float">
            <text:p>0.1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[.B22]*52*5/1024" office:value-type="float" office:value="215.8203125" calcext:value-type="float">
            <text:p>215.8</text:p>
          </table:table-cell>
          <table:table-cell/>
          <table:table-cell table:formula="of:=[.B22]*[.$E$1]+[.$E$2]" office:value-type="float" office:value="215.5" calcext:value-type="float">
            <text:p>215.5</text:p>
          </table:table-cell>
          <table:table-cell table:style-name="ce2" table:formula="of:=[.C22]-[.E22]" office:value-type="float" office:value="0.3203125" calcext:value-type="float">
            <text:p>0.3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[.B23]*52*5/1024" office:value-type="float" office:value="228.515625" calcext:value-type="float">
            <text:p>228.5</text:p>
          </table:table-cell>
          <table:table-cell/>
          <table:table-cell table:formula="of:=[.B23]*[.$E$1]+[.$E$2]" office:value-type="float" office:value="228" calcext:value-type="float">
            <text:p>228.0</text:p>
          </table:table-cell>
          <table:table-cell table:style-name="ce2" table:formula="of:=[.C23]-[.E23]" office:value-type="float" office:value="0.515625" calcext:value-type="float">
            <text:p>0.5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[.B24]*52*5/1024" office:value-type="float" office:value="241.2109375" calcext:value-type="float">
            <text:p>241.2</text:p>
          </table:table-cell>
          <table:table-cell/>
          <table:table-cell table:formula="of:=[.B24]*[.$E$1]+[.$E$2]" office:value-type="float" office:value="240.5" calcext:value-type="float">
            <text:p>240.5</text:p>
          </table:table-cell>
          <table:table-cell table:style-name="ce2" table:formula="of:=[.C24]-[.E24]" office:value-type="float" office:value="0.7109375" calcext:value-type="float">
            <text:p>0.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25]*52*5/1024" office:value-type="float" office:value="253.90625" calcext:value-type="float">
            <text:p>253.9</text:p>
          </table:table-cell>
          <table:table-cell/>
          <table:table-cell table:formula="of:=[.B25]*[.$E$1]+[.$E$2]" office:value-type="float" office:value="253" calcext:value-type="float">
            <text:p>253.0</text:p>
          </table:table-cell>
          <table:table-cell table:formula="of:=[.C25]-[.E25]" office:value-type="float" office:value="0.90625" calcext:value-type="float">
            <text:p>0.9</text:p>
          </table:table-cell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formula="of:=[.B26]*52*5/1024" office:value-type="float" office:value="259.74609375" calcext:value-type="float">
            <text:p>259.7</text:p>
          </table:table-cell>
          <table:table-cell/>
          <table:table-cell table:formula="of:=[.B26]*[.$E$1]+[.$E$2]" office:value-type="float" office:value="258.75" calcext:value-type="float">
            <text:p>258.8</text:p>
          </table:table-cell>
          <table:table-cell table:formula="of:=[.C26]-[.E26]" office:value-type="float" office:value="0.99609375" calcext:value-type="float">
            <text:p>1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00:25:23.626616666</meta:creation-date>
    <dc:date>2023-08-27T00:48:21.341516541</dc:date>
    <meta:editing-duration>PT22M57S</meta:editing-duration>
    <meta:editing-cycles>1</meta:editing-cycles>
    <meta:document-statistic meta:table-count="1" meta:cell-count="96" meta:object-count="0"/>
    <meta:generator>LibreOffice/7.4.7.2$MacOSX_X86_64 LibreOffice_project/723314e595e8007d3cf785c16538505a1c878ca5</meta:generator>
  </office:meta>
</office:document-meta>
</file>